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251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:</text:p>
                <text:list>
                  <text:list-item>
                    <text:p><text:span text:style-name="T9">sudo freebsd-update fetch instal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4">Find the section </text:span><text:span text:style-name="T15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6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31:52</dc:date>
    <meta:editing-cycles>584</meta:editing-cycles>
    <meta:editing-duration>P10DT9H25M3S</meta:editing-duration>
    <meta:document-statistic meta:object-count="186"/>
    <meta:user-defined meta:name="Info 1"/>
    <meta:user-defined meta:name="Info 2"/>
    <meta:user-defined meta:name="Info 3"/>
    <meta:user-defined meta:name="Info 4"/>
  </office:meta>
</office:document-meta>
</file>